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32A4B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3caff" draw:textarea-horizontal-align="justify" draw:textarea-vertical-align="middle" draw:auto-grow-height="false" fo:min-height="19.328cm" fo:min-width="20.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Fine_20_Dashed" svg:stroke-width="0.102cm" svg:stroke-color="#0000ff" draw:marker-start="Arrow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c5000b" draw:opacity="100%" draw:textarea-vertical-align="middle"/>
    </style:style>
    <style:style style:name="gr5" style:family="graphic" style:parent-style-name="standard">
      <style:graphic-properties draw:fill="none" draw:fill-color="#83caff" draw:textarea-horizontal-align="justify" draw:textarea-vertical-align="middle" draw:auto-grow-height="false" fo:min-height="19.328cm" fo:min-width="20.4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0.344cm" svg:height="19.011cm" svg:x="11.684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9.328cm" svg:height="18.062cm" svg:x="-3.83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3.07cm" svg:height="3.07cm" svg:x="4.55cm" svg:y="10.16cm">
          <draw:image xlink:href="Pictures/100002010000008000000080932A4B2F.png" xlink:type="simple" xlink:show="embed" xlink:actuate="onLoad">
            <text:p/>
          </draw:image>
        </draw:frame>
        <draw:frame draw:style-name="gr2" draw:text-style-name="P1" draw:layer="layout" svg:width="3.07cm" svg:height="3.07cm" svg:x="20.552cm" svg:y="10.16cm">
          <draw:image xlink:href="Pictures/100002010000008000000080932A4B2F.png" xlink:type="simple" xlink:show="embed" xlink:actuate="onLoad">
            <text:p/>
          </draw:image>
        </draw:frame>
        <draw:line draw:style-name="gr3" draw:text-style-name="P1" draw:layer="layout" svg:x1="7.366cm" svg:y1="11.43cm" svg:x2="12.192cm" svg:y2="7.112cm">
          <text:p/>
        </draw:line>
        <draw:line draw:style-name="gr3" draw:text-style-name="P1" draw:layer="layout" svg:x1="5.334cm" svg:y1="11.684cm" svg:x2="12.192cm" svg:y2="7.112cm">
          <text:p/>
        </draw:line>
        <draw:line draw:style-name="gr3" draw:text-style-name="P1" draw:layer="layout" svg:x1="6.35cm" svg:y1="12.954cm" svg:x2="12.192cm" svg:y2="7.112cm">
          <text:p/>
        </draw:line>
        <draw:line draw:style-name="gr3" draw:text-style-name="P1" draw:layer="layout" svg:x1="21.314cm" svg:y1="11.684cm" svg:x2="13.44cm" svg:y2="6.858cm">
          <text:p/>
        </draw:line>
        <draw:line draw:style-name="gr3" draw:text-style-name="P1" draw:layer="layout" svg:x1="22.076cm" svg:y1="12.954cm" svg:x2="13.44cm" svg:y2="6.858cm">
          <text:p/>
        </draw:line>
        <draw:line draw:style-name="gr3" draw:text-style-name="P1" draw:layer="layout" svg:x1="23.346cm" svg:y1="11.684cm" svg:x2="13.44cm" svg:y2="6.858cm">
          <text:p/>
        </draw:line>
        <draw:polygon draw:style-name="gr4" draw:text-style-name="P1" draw:layer="layout" svg:width="11.429cm" svg:height="5.587cm" draw:transform="skewX (5.83253687983733E-017) rotate (2.15879775179179) translate (8.42967151639721cm 9.67689258189949cm)" svg:viewBox="0 0 11430 5588" draw:points="0,5588 10160,0 11430,3048">
          <text:p/>
        </draw:polygon>
        <draw:custom-shape draw:style-name="gr5" draw:text-style-name="P1" draw:layer="layout" svg:width="20.344cm" svg:height="19.011cm" svg:x="11.685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1" draw:layer="layout" svg:width="11.429cm" svg:height="5.587cm" draw:transform="rotate (0.326900168898538) translate (11.3108601456689cm 1.23081995943868cm)" svg:viewBox="0 0 11430 5588" draw:points="0,5588 10160,0 11430,3048">
          <text:p/>
        </draw:polygon>
        <draw:frame draw:style-name="gr2" draw:text-style-name="P1" draw:layer="layout" svg:width="3.07cm" svg:height="3.07cm" svg:x="11.408cm" svg:y="4.55cm">
          <draw:image xlink:href="Pictures/100002010000008000000080932A4B2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7T17:22:04.704966089</meta:creation-date>
    <dc:date>2015-02-08T13:58:01.073962538</dc:date>
    <meta:editing-duration>P0D</meta:editing-duration>
    <meta:editing-cycles>2</meta:editing-cycles>
    <meta:generator>LibreOffice/4.2.7.2$Linux_X86_64 LibreOffice_project/420m0$Build-2</meta:generator>
    <meta:document-statistic meta:object-count="37"/>
  </office:meta>
</office:document-meta>
</file>